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58B945BE2B221264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3.999cm" svg:x="0.209cm" svg:y="0.839cm">
          <draw:image xlink:href="Pictures/10000201000004B000000258B945BE2B2212649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6:19:57.965155476</meta:creation-date>
    <dc:date>2019-02-06T16:21:58.521313352</dc:date>
    <meta:editing-duration>PT2M1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